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7.5pt"/>
    </style:style>
    <style:style style:name="co2" style:family="table-column">
      <style:table-column-properties fo:break-before="auto" style:column-width="65.54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89.74pt"/>
    </style:style>
    <style:style style:name="co5" style:family="table-column">
      <style:table-column-properties fo:break-before="auto" style:column-width="136.09pt"/>
    </style:style>
    <style:style style:name="co6" style:family="table-column">
      <style:table-column-properties fo:break-before="auto" style:column-width="11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99.81pt"/>
    </style:style>
    <style:style style:name="co9" style:family="table-column">
      <style:table-column-properties fo:break-before="auto" style:column-width="56.61pt"/>
    </style:style>
    <style:style style:name="co10" style:family="table-column">
      <style:table-column-properties fo:break-before="auto" style:column-width="66.61pt"/>
    </style:style>
    <style:style style:name="co11" style:family="table-column">
      <style:table-column-properties fo:break-before="auto" style:column-width="94.39pt"/>
    </style:style>
    <style:style style:name="co12" style:family="table-column">
      <style:table-column-properties fo:break-before="auto" style:column-width="52.7pt"/>
    </style:style>
    <style:style style:name="co13" style:family="table-column">
      <style:table-column-properties fo:break-before="auto" style:column-width="188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5.26pt" fo:break-before="auto" style:use-optimal-row-height="true"/>
    </style:style>
    <style:style style:name="ro5" style:family="table-row">
      <style:table-row-properties style:row-height="26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troduction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his set of spreadsheets contains the math behind some of the Sceptre constants.</text:p>
          </table:table-cell>
          <table:table-cell table:number-columns-repeated="1023"/>
        </table:table-row>
      </table:table>
      <table:table table:name="Twirl MP Cost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number-columns-repeated="1017" table:default-cell-style-name="Default"/>
        <table:table-row table:style-name="ro2">
          <table:table-cell table:style-name="Heading_20_1"/>
          <table:table-cell table:style-name="Heading_20_1" office:value-type="string" calcext:value-type="string" table:number-columns-spanned="4" table:number-rows-spanned="1">
            <text:p>Original Calculation</text:p>
          </table:table-cell>
          <table:covered-table-cell table:number-columns-repeated="3" table:style-name="Heading_20_1"/>
          <table:table-cell table:style-name="Heading_20_1" office:value-type="string" calcext:value-type="string" table:number-columns-spanned="2" table:number-rows-spanned="1">
            <text:p>Alternatives</text:p>
          </table:table-cell>
          <table:covered-table-cell table:style-name="Heading_20_1"/>
          <table:table-cell table:style-name="Heading_20_1" table:number-columns-repeated="1017"/>
        </table:table-row>
        <table:table-row table:style-name="ro3">
          <table:table-cell table:style-name="Heading_20_2" office:value-type="string" calcext:value-type="string">
            <text:p>Weapon level</text:p>
          </table:table-cell>
          <table:table-cell table:style-name="Heading_20_2" office:value-type="string" calcext:value-type="string">
            <text:p>Timer limit [17]</text:p>
          </table:table-cell>
          <table:table-cell table:style-name="Heading_20_2" office:value-type="string" calcext:value-type="string">
            <text:p>Timer random variance</text:p>
          </table:table-cell>
          <table:table-cell table:style-name="Heading_20_2" office:value-type="string" calcext:value-type="string">
            <text:p>MP cost per interval</text:p>
          </table:table-cell>
          <table:table-cell table:style-name="Heading_20_2" office:value-type="string" calcext:value-type="string">
            <text:p>Orig. MP cost per tic</text:p>
          </table:table-cell>
          <table:table-cell table:style-name="Heading_20_2" office:value-type="string" calcext:value-type="string">
            <text:p>Linear</text:p>
          </table:table-cell>
          <table:table-cell table:style-name="Heading_20_2" office:value-type="string" calcext:value-type="string">
            <text:p>Curved</text:p>
          </table:table-cell>
          <table:table-cell table:style-name="Heading_20_2"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table:formula="of:=[.D3]/([.B3]-[.C3])" office:value-type="float" office:value="0.20125786163522" calcext:value-type="float">
            <text:p>0.20125786163522</text:p>
          </table:table-cell>
          <table:table-cell table:formula="of:=[.E3]" office:value-type="float" office:value="0.20125786163522" calcext:value-type="float">
            <text:p>0.20125786163522</text:p>
          </table:table-cell>
          <table:table-cell table:formula="of:=[.E3]" office:value-type="float" office:value="0.20125786163522" calcext:value-type="float">
            <text:p>0.2012578616352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table:formula="of:=[.D4]/([.B4]-[.C4])" office:value-type="float" office:value="0.20125786163522" calcext:value-type="float">
            <text:p>0.20125786163522</text:p>
          </table:table-cell>
          <table:table-cell table:formula="of:=[.F$3]+((([.F$19] - [.F$3]) / 16) * (ROW()-ROW([.F$3])))" office:value-type="float" office:value="0.191528248132022" calcext:value-type="float">
            <text:p>0.191528248132022</text:p>
          </table:table-cell>
          <table:table-cell table:formula="of:=[.G$19] + (([.G$3] - [.G$19]) * (1 - POWER((ROW() - ROW([.G$3])) / 16; 2)))" office:value-type="float" office:value="0.20064976079127" calcext:value-type="float">
            <text:p>0.200649760791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table:formula="of:=[.D5]/([.B5]-[.C5])" office:value-type="float" office:value="0.182857142857143" calcext:value-type="float">
            <text:p>0.182857142857143</text:p>
          </table:table-cell>
          <table:table-cell table:formula="of:=[.F$3]+((([.F$19] - [.F$3]) / 16) * (ROW()-ROW([.F$3])))" office:value-type="float" office:value="0.181798634628823" calcext:value-type="float">
            <text:p>0.181798634628823</text:p>
          </table:table-cell>
          <table:table-cell table:formula="of:=[.G$19] + (([.G$3] - [.G$19]) * (1 - POWER((ROW() - ROW([.G$3])) / 16; 2)))" office:value-type="float" office:value="0.198825458259421" calcext:value-type="float">
            <text:p>0.19882545825942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table:formula="of:=[.D6]/([.B6]-[.C6])" office:value-type="float" office:value="0.182857142857143" calcext:value-type="float">
            <text:p>0.182857142857143</text:p>
          </table:table-cell>
          <table:table-cell table:formula="of:=[.F$3]+((([.F$19] - [.F$3]) / 16) * (ROW()-ROW([.F$3])))" office:value-type="float" office:value="0.172069021125625" calcext:value-type="float">
            <text:p>0.172069021125625</text:p>
          </table:table-cell>
          <table:table-cell table:formula="of:=[.G$19] + (([.G$3] - [.G$19]) * (1 - POWER((ROW() - ROW([.G$3])) / 16; 2)))" office:value-type="float" office:value="0.195784954039671" calcext:value-type="float">
            <text:p>0.19578495403967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table:formula="of:=[.D7]/([.B7]-[.C7])" office:value-type="float" office:value="0.167539267015707" calcext:value-type="float">
            <text:p>0.167539267015707</text:p>
          </table:table-cell>
          <table:table-cell table:formula="of:=[.F$3]+((([.F$19] - [.F$3]) / 16) * (ROW()-ROW([.F$3])))" office:value-type="float" office:value="0.162339407622426" calcext:value-type="float">
            <text:p>0.162339407622426</text:p>
          </table:table-cell>
          <table:table-cell table:formula="of:=[.G$19] + (([.G$3] - [.G$19]) * (1 - POWER((ROW() - ROW([.G$3])) / 16; 2)))" office:value-type="float" office:value="0.191528248132022" calcext:value-type="float">
            <text:p>0.191528248132022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table:formula="of:=[.D8]/([.B8]-[.C8])" office:value-type="float" office:value="0.167539267015707" calcext:value-type="float">
            <text:p>0.167539267015707</text:p>
          </table:table-cell>
          <table:table-cell table:formula="of:=[.F$3]+((([.F$19] - [.F$3]) / 16) * (ROW()-ROW([.F$3])))" office:value-type="float" office:value="0.152609794119228" calcext:value-type="float">
            <text:p>0.152609794119228</text:p>
          </table:table-cell>
          <table:table-cell table:formula="of:=[.G$19] + (([.G$3] - [.G$19]) * (1 - POWER((ROW() - ROW([.G$3])) / 16; 2)))" office:value-type="float" office:value="0.186055340536473" calcext:value-type="float">
            <text:p>0.186055340536473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9]/([.B9]-[.C9])" office:value-type="float" office:value="0.115942028985507" calcext:value-type="float">
            <text:p>0.115942028985507</text:p>
          </table:table-cell>
          <table:table-cell table:formula="of:=[.F$3]+((([.F$19] - [.F$3]) / 16) * (ROW()-ROW([.F$3])))" office:value-type="float" office:value="0.14288018061603" calcext:value-type="float">
            <text:p>0.14288018061603</text:p>
          </table:table-cell>
          <table:table-cell table:formula="of:=[.G$19] + (([.G$3] - [.G$19]) * (1 - POWER((ROW() - ROW([.G$3])) / 16; 2)))" office:value-type="float" office:value="0.179366231253024" calcext:value-type="float">
            <text:p>0.17936623125302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10]/([.B10]-[.C10])" office:value-type="float" office:value="0.10762331838565" calcext:value-type="float">
            <text:p>0.10762331838565</text:p>
          </table:table-cell>
          <table:table-cell table:formula="of:=[.F$3]+((([.F$19] - [.F$3]) / 16) * (ROW()-ROW([.F$3])))" office:value-type="float" office:value="0.133150567112831" calcext:value-type="float">
            <text:p>0.133150567112831</text:p>
          </table:table-cell>
          <table:table-cell table:formula="of:=[.G$19] + (([.G$3] - [.G$19]) * (1 - POWER((ROW() - ROW([.G$3])) / 16; 2)))" office:value-type="float" office:value="0.171460920281675" calcext:value-type="float">
            <text:p>0.171460920281675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11]/([.B11]-[.C11])" office:value-type="float" office:value="0.10762331838565" calcext:value-type="float">
            <text:p>0.10762331838565</text:p>
          </table:table-cell>
          <table:table-cell table:formula="of:=[.F$3]+((([.F$19] - [.F$3]) / 16) * (ROW()-ROW([.F$3])))" office:value-type="float" office:value="0.123420953609633" calcext:value-type="float">
            <text:p>0.123420953609633</text:p>
          </table:table-cell>
          <table:table-cell table:formula="of:=[.G$19] + (([.G$3] - [.G$19]) * (1 - POWER((ROW() - ROW([.G$3])) / 16; 2)))" office:value-type="float" office:value="0.162339407622426" calcext:value-type="float">
            <text:p>0.162339407622426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12]/([.B12]-[.C12])" office:value-type="float" office:value="0.100418410041841" calcext:value-type="float">
            <text:p>0.100418410041841</text:p>
          </table:table-cell>
          <table:table-cell table:formula="of:=[.F$3]+((([.F$19] - [.F$3]) / 16) * (ROW()-ROW([.F$3])))" office:value-type="float" office:value="0.113691340106434" calcext:value-type="float">
            <text:p>0.113691340106434</text:p>
          </table:table-cell>
          <table:table-cell table:formula="of:=[.G$19] + (([.G$3] - [.G$19]) * (1 - POWER((ROW() - ROW([.G$3])) / 16; 2)))" office:value-type="float" office:value="0.152001693275278" calcext:value-type="float">
            <text:p>0.152001693275278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13]/([.B13]-[.C13])" office:value-type="float" office:value="0.0941176470588235" calcext:value-type="float">
            <text:p>0.094117647058824</text:p>
          </table:table-cell>
          <table:table-cell table:formula="of:=[.F$3]+((([.F$19] - [.F$3]) / 16) * (ROW()-ROW([.F$3])))" office:value-type="float" office:value="0.103961726603236" calcext:value-type="float">
            <text:p>0.103961726603236</text:p>
          </table:table-cell>
          <table:table-cell table:formula="of:=[.G$19] + (([.G$3] - [.G$19]) * (1 - POWER((ROW() - ROW([.G$3])) / 16; 2)))" office:value-type="float" office:value="0.14044777724023" calcext:value-type="float">
            <text:p>0.14044777724023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14]/([.B14]-[.C14])" office:value-type="float" office:value="0.0941176470588235" calcext:value-type="float">
            <text:p>0.094117647058824</text:p>
          </table:table-cell>
          <table:table-cell table:formula="of:=[.F$3]+((([.F$19] - [.F$3]) / 16) * (ROW()-ROW([.F$3])))" office:value-type="float" office:value="0.0942321131000376" calcext:value-type="float">
            <text:p>0.094232113100038</text:p>
          </table:table-cell>
          <table:table-cell table:formula="of:=[.G$19] + (([.G$3] - [.G$19]) * (1 - POWER((ROW() - ROW([.G$3])) / 16; 2)))" office:value-type="float" office:value="0.127677659517282" calcext:value-type="float">
            <text:p>0.127677659517282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15]/([.B15]-[.C15])" office:value-type="float" office:value="0.0885608856088561" calcext:value-type="float">
            <text:p>0.088560885608856</text:p>
          </table:table-cell>
          <table:table-cell table:formula="of:=[.F$3]+((([.F$19] - [.F$3]) / 16) * (ROW()-ROW([.F$3])))" office:value-type="float" office:value="0.0845024995968392" calcext:value-type="float">
            <text:p>0.084502499596839</text:p>
          </table:table-cell>
          <table:table-cell table:formula="of:=[.G$19] + (([.G$3] - [.G$19]) * (1 - POWER((ROW() - ROW([.G$3])) / 16; 2)))" office:value-type="float" office:value="0.113691340106434" calcext:value-type="float">
            <text:p>0.113691340106434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16]/([.B16]-[.C16])" office:value-type="float" office:value="0.0836236933797909" calcext:value-type="float">
            <text:p>0.083623693379791</text:p>
          </table:table-cell>
          <table:table-cell table:formula="of:=[.F$3]+((([.F$19] - [.F$3]) / 16) * (ROW()-ROW([.F$3])))" office:value-type="float" office:value="0.0747728860936408" calcext:value-type="float">
            <text:p>0.074772886093641</text:p>
          </table:table-cell>
          <table:table-cell table:formula="of:=[.G$19] + (([.G$3] - [.G$19]) * (1 - POWER((ROW() - ROW([.G$3])) / 16; 2)))" office:value-type="float" office:value="0.0984888190076869" calcext:value-type="float">
            <text:p>0.098488819007687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17]/([.B17]-[.C17])" office:value-type="float" office:value="0.0792079207920792" calcext:value-type="float">
            <text:p>0.079207920792079</text:p>
          </table:table-cell>
          <table:table-cell table:formula="of:=[.F$3]+((([.F$19] - [.F$3]) / 16) * (ROW()-ROW([.F$3])))" office:value-type="float" office:value="0.0650432725904424" calcext:value-type="float">
            <text:p>0.065043272590442</text:p>
          </table:table-cell>
          <table:table-cell table:formula="of:=[.G$19] + (([.G$3] - [.G$19]) * (1 - POWER((ROW() - ROW([.G$3])) / 16; 2)))" office:value-type="float" office:value="0.0820700962210396" calcext:value-type="float">
            <text:p>0.08207009622104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.5" calcext:value-type="float">
            <text:p>1.5</text:p>
          </table:table-cell>
          <table:table-cell table:formula="of:=[.D18]/([.B18]-[.C18])" office:value-type="float" office:value="0.0752351097178683" calcext:value-type="float">
            <text:p>0.075235109717868</text:p>
          </table:table-cell>
          <table:table-cell table:formula="of:=[.F$3]+((([.F$19] - [.F$3]) / 16) * (ROW()-ROW([.F$3])))" office:value-type="float" office:value="0.055313659087244" calcext:value-type="float">
            <text:p>0.055313659087244</text:p>
          </table:table-cell>
          <table:table-cell table:formula="of:=[.G$19] + (([.G$3] - [.G$19]) * (1 - POWER((ROW() - ROW([.G$3])) / 16; 2)))" office:value-type="float" office:value="0.0644351717464925" calcext:value-type="float">
            <text:p>0.064435171746493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table:formula="of:=[.D19]/([.B19]-[.C19])" office:value-type="float" office:value="0.0455840455840456" calcext:value-type="float">
            <text:p>0.045584045584046</text:p>
          </table:table-cell>
          <table:table-cell table:formula="of:=[.E19]" office:value-type="float" office:value="0.0455840455840456" calcext:value-type="float">
            <text:p>0.045584045584046</text:p>
          </table:table-cell>
          <table:table-cell table:formula="of:=[.E19]" office:value-type="float" office:value="0.0455840455840456" calcext:value-type="float">
            <text:p>0.04558404558404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'Twirl MP Costs'.E41" table:end-x="112.45pt" table:end-y="2.27pt" draw:z-index="0" draw:style-name="gr1" draw:text-style-name="P1" svg:width="453.51pt" svg:height="367.71pt" svg:x="2.38pt" svg:y="3pt">
              <loext:p/>
              <draw:object draw:notify-on-update-of-ranges="'Twirl MP Costs'.E2:'Twirl MP Costs'.E2 'Twirl MP Costs'.E3:'Twirl MP Costs'.E19 'Twirl MP Costs'.F2:'Twirl MP Costs'.F2 'Twirl MP Costs'.F3:'Twirl MP Costs'.F19 'Twirl MP Costs'.G2:'Twirl MP Costs'.G2 'Twirl MP Costs'.G3:'Twirl MP Costs'.G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4">
          <table:table-cell table:number-columns-repeated="5"/>
          <table:table-cell table:style-name="Note" office:value-type="string" calcext:value-type="string" table:number-columns-spanned="2" table:number-rows-spanned="1">
            <text:p><text:span text:style-name="T2">About this sheet:</text:span></text:p>
            <text:p/>
            <text:p>This spreadsheet contains the math behind the SceptreTwirlMPCost constants.</text:p>
            <text:p/>
            <text:p>The “original calculation” is based on SPELLSRC.acs script SceptreTwirlManaCheck. The “alternatives” are two possibilities for a smoother progression of MP costs.</text:p>
            <text:p>I ultimately went with “curved”.</text:p>
          </table:table-cell>
          <table:covered-table-cell/>
          <table:table-cell table:number-columns-repeated="1017"/>
        </table:table-row>
      </table:table>
      <table:table table:name="Twirl speed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1015" table:default-cell-style-name="Default"/>
        <table:table-row table:style-name="ro2">
          <table:table-cell table:style-name="Heading_20_1" office:value-type="string" calcext:value-type="string">
            <text:p>Tic</text:p>
          </table:table-cell>
          <table:table-cell table:style-name="Heading_20_1" office:value-type="string" calcext:value-type="string" table:number-columns-spanned="2" table:number-rows-spanned="1">
            <text:p>Level 0–7</text:p>
          </table:table-cell>
          <table:covered-table-cell table:style-name="Heading_20_1"/>
          <table:table-cell table:style-name="Heading_20_1" office:value-type="string" calcext:value-type="string" table:number-columns-spanned="2" table:number-rows-spanned="1">
            <text:p>Level 8–14</text:p>
          </table:table-cell>
          <table:covered-table-cell table:style-name="Heading_20_1"/>
          <table:table-cell table:style-name="Heading_20_1" office:value-type="string" calcext:value-type="string" table:number-columns-spanned="2" table:number-rows-spanned="1">
            <text:p>Level 15–16</text:p>
          </table:table-cell>
          <table:covered-table-cell table:style-name="Heading_20_1"/>
          <table:table-cell table:style-name="Heading_20_1"/>
          <table:table-cell table:style-name="Note" office:value-type="string" calcext:value-type="string" table:number-columns-spanned="1" table:number-rows-spanned="37">
            <text:p><text:span text:style-name="T2">About this sheet:</text:span></text:p>
            <text:p/>
            <text:p>This sheet calculates the spin rate of the twirling Sceptre, and how often it makes a sound.</text:p>
          </table:table-cell>
          <table:table-cell table:style-name="Heading_20_1" table:number-columns-repeated="1002"/>
          <table:table-cell table:number-columns-repeated="13"/>
        </table:table-row>
        <table:table-row table:style-name="ro3">
          <table:table-cell table:style-name="Heading_20_2"/>
          <table:table-cell table:style-name="Heading_20_2" office:value-type="string" calcext:value-type="string">
            <text:p>ACS timer</text:p>
          </table:table-cell>
          <table:table-cell table:style-name="Heading_20_2" office:value-type="string" calcext:value-type="string">
            <text:p>Sprite #</text:p>
          </table:table-cell>
          <table:table-cell table:style-name="Heading_20_2" office:value-type="string" calcext:value-type="string">
            <text:p>ACS timer</text:p>
          </table:table-cell>
          <table:table-cell table:style-name="Heading_20_2" office:value-type="string" calcext:value-type="string">
            <text:p>Sprite #</text:p>
          </table:table-cell>
          <table:table-cell table:style-name="Heading_20_2" office:value-type="string" calcext:value-type="string">
            <text:p>ACS timer</text:p>
          </table:table-cell>
          <table:table-cell table:style-name="Heading_20_2" office:value-type="string" calcext:value-type="string">
            <text:p>Sprite #</text:p>
          </table:table-cell>
          <table:table-cell table:style-name="Heading_20_2"/>
          <table:covered-table-cell table:style-name="Heading_20_2"/>
          <table:table-cell table:style-name="Heading_20_2" table:number-columns-repeated="101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1 + ((ROW()-ROW([.$B$3])) * 3); 32)" office:value-type="float" office:value="1" calcext:value-type="float">
            <text:p>1</text:p>
          </table:table-cell>
          <table:table-cell table:formula="of:=INT(0.99 + ([.B3]/4))" office:value-type="float" office:value="1" calcext:value-type="float">
            <text:p>1</text:p>
          </table:table-cell>
          <table:table-cell table:formula="of:=MOD(1 + ((ROW()-ROW([.$D$3])) * 4); 32)" office:value-type="float" office:value="1" calcext:value-type="float">
            <text:p>1</text:p>
          </table:table-cell>
          <table:table-cell table:formula="of:=INT(0.99 + ([.D3]/4))" office:value-type="float" office:value="1" calcext:value-type="float">
            <text:p>1</text:p>
          </table:table-cell>
          <table:table-cell table:formula="of:=MOD(1 + ((ROW()-ROW([.$D$3])) * 6); 32)" office:value-type="float" office:value="1" calcext:value-type="float">
            <text:p>1</text:p>
          </table:table-cell>
          <table:table-cell table:formula="of:=INT(0.99 + ([.F3]/4))" office:value-type="float" office:value="1" calcext:value-type="float">
            <text:p>1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(ROW()-ROW([.$B$3]))*3; 32)" office:value-type="float" office:value="3" calcext:value-type="float">
            <text:p>3</text:p>
          </table:table-cell>
          <table:table-cell table:formula="of:=INT(0.99 + ([.B4]/4))" office:value-type="float" office:value="1" calcext:value-type="float">
            <text:p>1</text:p>
          </table:table-cell>
          <table:table-cell table:formula="of:=MOD(1 + ((ROW()-ROW([.$D$3])) * 4); 32)" office:value-type="float" office:value="5" calcext:value-type="float">
            <text:p>5</text:p>
          </table:table-cell>
          <table:table-cell table:formula="of:=INT(0.99 + ([.D4]/4))" office:value-type="float" office:value="2" calcext:value-type="float">
            <text:p>2</text:p>
          </table:table-cell>
          <table:table-cell table:formula="of:=MOD(1 + ((ROW()-ROW([.$D$3])) * 6); 32)" office:value-type="float" office:value="7" calcext:value-type="float">
            <text:p>7</text:p>
          </table:table-cell>
          <table:table-cell table:formula="of:=INT(0.99 + ([.F4]/4))" office:value-type="float" office:value="2" calcext:value-type="float">
            <text:p>2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(ROW()-ROW([.$B$3]))*3; 32)" office:value-type="float" office:value="6" calcext:value-type="float">
            <text:p>6</text:p>
          </table:table-cell>
          <table:table-cell table:formula="of:=INT(0.99 + ([.B5]/4))" office:value-type="float" office:value="2" calcext:value-type="float">
            <text:p>2</text:p>
          </table:table-cell>
          <table:table-cell table:formula="of:=MOD(1 + ((ROW()-ROW([.$D$3])) * 4); 32)" office:value-type="float" office:value="9" calcext:value-type="float">
            <text:p>9</text:p>
          </table:table-cell>
          <table:table-cell table:formula="of:=INT(0.99 + ([.D5]/4))" office:value-type="float" office:value="3" calcext:value-type="float">
            <text:p>3</text:p>
          </table:table-cell>
          <table:table-cell table:formula="of:=MOD(1 + ((ROW()-ROW([.$D$3])) * 6); 32)" office:value-type="float" office:value="13" calcext:value-type="float">
            <text:p>13</text:p>
          </table:table-cell>
          <table:table-cell table:formula="of:=INT(0.99 + ([.F5]/4))" office:value-type="float" office:value="4" calcext:value-type="float">
            <text:p>4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OD((ROW()-ROW([.$B$3]))*3; 32)" office:value-type="float" office:value="9" calcext:value-type="float">
            <text:p>9</text:p>
          </table:table-cell>
          <table:table-cell table:formula="of:=INT(0.99 + ([.B6]/4))" office:value-type="float" office:value="3" calcext:value-type="float">
            <text:p>3</text:p>
          </table:table-cell>
          <table:table-cell table:formula="of:=MOD(1 + ((ROW()-ROW([.$D$3])) * 4); 32)" office:value-type="float" office:value="13" calcext:value-type="float">
            <text:p>13</text:p>
          </table:table-cell>
          <table:table-cell table:formula="of:=INT(0.99 + ([.D6]/4))" office:value-type="float" office:value="4" calcext:value-type="float">
            <text:p>4</text:p>
          </table:table-cell>
          <table:table-cell table:formula="of:=MOD(1 + ((ROW()-ROW([.$D$3])) * 6); 32)" office:value-type="float" office:value="19" calcext:value-type="float">
            <text:p>19</text:p>
          </table:table-cell>
          <table:table-cell table:formula="of:=INT(0.99 + ([.F6]/4))" office:value-type="float" office:value="5" calcext:value-type="float">
            <text:p>5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OD((ROW()-ROW([.$B$3]))*3; 32)" office:value-type="float" office:value="12" calcext:value-type="float">
            <text:p>12</text:p>
          </table:table-cell>
          <table:table-cell table:formula="of:=INT(0.99 + ([.B7]/4))" office:value-type="float" office:value="3" calcext:value-type="float">
            <text:p>3</text:p>
          </table:table-cell>
          <table:table-cell table:formula="of:=MOD(1 + ((ROW()-ROW([.$D$3])) * 4); 32)" office:value-type="float" office:value="17" calcext:value-type="float">
            <text:p>17</text:p>
          </table:table-cell>
          <table:table-cell table:formula="of:=INT(0.99 + ([.D7]/4))" office:value-type="float" office:value="5" calcext:value-type="float">
            <text:p>5</text:p>
          </table:table-cell>
          <table:table-cell table:formula="of:=MOD(1 + ((ROW()-ROW([.$D$3])) * 6); 32)" office:value-type="float" office:value="25" calcext:value-type="float">
            <text:p>25</text:p>
          </table:table-cell>
          <table:table-cell table:formula="of:=INT(0.99 + ([.F7]/4))" office:value-type="float" office:value="7" calcext:value-type="float">
            <text:p>7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OD((ROW()-ROW([.$B$3]))*3; 32)" office:value-type="float" office:value="15" calcext:value-type="float">
            <text:p>15</text:p>
          </table:table-cell>
          <table:table-cell table:formula="of:=INT(0.99 + ([.B8]/4))" office:value-type="float" office:value="4" calcext:value-type="float">
            <text:p>4</text:p>
          </table:table-cell>
          <table:table-cell table:formula="of:=MOD(1 + ((ROW()-ROW([.$D$3])) * 4); 32)" office:value-type="float" office:value="21" calcext:value-type="float">
            <text:p>21</text:p>
          </table:table-cell>
          <table:table-cell table:formula="of:=INT(0.99 + ([.D8]/4))" office:value-type="float" office:value="6" calcext:value-type="float">
            <text:p>6</text:p>
          </table:table-cell>
          <table:table-cell table:formula="of:=MOD(1 + ((ROW()-ROW([.$D$3])) * 6); 32)" office:value-type="float" office:value="31" calcext:value-type="float">
            <text:p>31</text:p>
          </table:table-cell>
          <table:table-cell table:formula="of:=INT(0.99 + ([.F8]/4))" office:value-type="float" office:value="8" calcext:value-type="float">
            <text:p>8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OD((ROW()-ROW([.$B$3]))*3; 32)" office:value-type="float" office:value="18" calcext:value-type="float">
            <text:p>18</text:p>
          </table:table-cell>
          <table:table-cell table:formula="of:=INT(0.99 + ([.B9]/4))" office:value-type="float" office:value="5" calcext:value-type="float">
            <text:p>5</text:p>
          </table:table-cell>
          <table:table-cell table:formula="of:=MOD(1 + ((ROW()-ROW([.$D$3])) * 4); 32)" office:value-type="float" office:value="25" calcext:value-type="float">
            <text:p>25</text:p>
          </table:table-cell>
          <table:table-cell table:formula="of:=INT(0.99 + ([.D9]/4))" office:value-type="float" office:value="7" calcext:value-type="float">
            <text:p>7</text:p>
          </table:table-cell>
          <table:table-cell table:formula="of:=MOD(1 + ((ROW()-ROW([.$D$3])) * 6); 32)" office:value-type="float" office:value="5" calcext:value-type="float">
            <text:p>5</text:p>
          </table:table-cell>
          <table:table-cell table:formula="of:=INT(0.99 + ([.F9]/4))" office:value-type="float" office:value="2" calcext:value-type="float">
            <text:p>2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OD((ROW()-ROW([.$B$3]))*3; 32)" office:value-type="float" office:value="21" calcext:value-type="float">
            <text:p>21</text:p>
          </table:table-cell>
          <table:table-cell table:formula="of:=INT(0.99 + ([.B10]/4))" office:value-type="float" office:value="6" calcext:value-type="float">
            <text:p>6</text:p>
          </table:table-cell>
          <table:table-cell table:formula="of:=MOD(1 + ((ROW()-ROW([.$D$3])) * 4); 32)" office:value-type="float" office:value="29" calcext:value-type="float">
            <text:p>29</text:p>
          </table:table-cell>
          <table:table-cell table:formula="of:=INT(0.99 + ([.D10]/4))" office:value-type="float" office:value="8" calcext:value-type="float">
            <text:p>8</text:p>
          </table:table-cell>
          <table:table-cell table:formula="of:=MOD(1 + ((ROW()-ROW([.$D$3])) * 6); 32)" office:value-type="float" office:value="11" calcext:value-type="float">
            <text:p>11</text:p>
          </table:table-cell>
          <table:table-cell table:formula="of:=INT(0.99 + ([.F10]/4))" office:value-type="float" office:value="3" calcext:value-type="float">
            <text:p>3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OD((ROW()-ROW([.$B$3]))*3; 32)" office:value-type="float" office:value="24" calcext:value-type="float">
            <text:p>24</text:p>
          </table:table-cell>
          <table:table-cell table:formula="of:=INT(0.99 + ([.B11]/4))" office:value-type="float" office:value="6" calcext:value-type="float">
            <text:p>6</text:p>
          </table:table-cell>
          <table:table-cell table:formula="of:=MOD(1 + ((ROW()-ROW([.$D$3])) * 4); 32)" office:value-type="float" office:value="1" calcext:value-type="float">
            <text:p>1</text:p>
          </table:table-cell>
          <table:table-cell table:formula="of:=INT(0.99 + ([.D11]/4))" office:value-type="float" office:value="1" calcext:value-type="float">
            <text:p>1</text:p>
          </table:table-cell>
          <table:table-cell table:formula="of:=MOD(1 + ((ROW()-ROW([.$D$3])) * 6); 32)" office:value-type="float" office:value="17" calcext:value-type="float">
            <text:p>17</text:p>
          </table:table-cell>
          <table:table-cell table:formula="of:=INT(0.99 + ([.F11]/4))" office:value-type="float" office:value="5" calcext:value-type="float">
            <text:p>5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OD((ROW()-ROW([.$B$3]))*3; 32)" office:value-type="float" office:value="27" calcext:value-type="float">
            <text:p>27</text:p>
          </table:table-cell>
          <table:table-cell table:formula="of:=INT(0.99 + ([.B12]/4))" office:value-type="float" office:value="7" calcext:value-type="float">
            <text:p>7</text:p>
          </table:table-cell>
          <table:table-cell table:formula="of:=MOD(1 + ((ROW()-ROW([.$D$3])) * 4); 32)" office:value-type="float" office:value="5" calcext:value-type="float">
            <text:p>5</text:p>
          </table:table-cell>
          <table:table-cell table:formula="of:=INT(0.99 + ([.D12]/4))" office:value-type="float" office:value="2" calcext:value-type="float">
            <text:p>2</text:p>
          </table:table-cell>
          <table:table-cell table:formula="of:=MOD(1 + ((ROW()-ROW([.$D$3])) * 6); 32)" office:value-type="float" office:value="23" calcext:value-type="float">
            <text:p>23</text:p>
          </table:table-cell>
          <table:table-cell table:formula="of:=INT(0.99 + ([.F12]/4))" office:value-type="float" office:value="6" calcext:value-type="float">
            <text:p>6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OD((ROW()-ROW([.$B$3]))*3; 32)" office:value-type="float" office:value="30" calcext:value-type="float">
            <text:p>30</text:p>
          </table:table-cell>
          <table:table-cell table:formula="of:=INT(0.99 + ([.B13]/4))" office:value-type="float" office:value="8" calcext:value-type="float">
            <text:p>8</text:p>
          </table:table-cell>
          <table:table-cell table:formula="of:=MOD(1 + ((ROW()-ROW([.$D$3])) * 4); 32)" office:value-type="float" office:value="9" calcext:value-type="float">
            <text:p>9</text:p>
          </table:table-cell>
          <table:table-cell table:formula="of:=INT(0.99 + ([.D13]/4))" office:value-type="float" office:value="3" calcext:value-type="float">
            <text:p>3</text:p>
          </table:table-cell>
          <table:table-cell table:formula="of:=MOD(1 + ((ROW()-ROW([.$D$3])) * 6); 32)" office:value-type="float" office:value="29" calcext:value-type="float">
            <text:p>29</text:p>
          </table:table-cell>
          <table:table-cell table:formula="of:=INT(0.99 + ([.F13]/4))" office:value-type="float" office:value="8" calcext:value-type="float">
            <text:p>8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OD((ROW()-ROW([.$B$3]))*3; 32)" office:value-type="float" office:value="1" calcext:value-type="float">
            <text:p>1</text:p>
          </table:table-cell>
          <table:table-cell table:formula="of:=INT(0.99 + ([.B14]/4))" office:value-type="float" office:value="1" calcext:value-type="float">
            <text:p>1</text:p>
          </table:table-cell>
          <table:table-cell table:formula="of:=MOD(1 + ((ROW()-ROW([.$D$3])) * 4); 32)" office:value-type="float" office:value="13" calcext:value-type="float">
            <text:p>13</text:p>
          </table:table-cell>
          <table:table-cell table:formula="of:=INT(0.99 + ([.D14]/4))" office:value-type="float" office:value="4" calcext:value-type="float">
            <text:p>4</text:p>
          </table:table-cell>
          <table:table-cell table:formula="of:=MOD(1 + ((ROW()-ROW([.$D$3])) * 6); 32)" office:value-type="float" office:value="3" calcext:value-type="float">
            <text:p>3</text:p>
          </table:table-cell>
          <table:table-cell table:formula="of:=INT(0.99 + ([.F14]/4))" office:value-type="float" office:value="1" calcext:value-type="float">
            <text:p>1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MOD((ROW()-ROW([.$B$3]))*3; 32)" office:value-type="float" office:value="4" calcext:value-type="float">
            <text:p>4</text:p>
          </table:table-cell>
          <table:table-cell table:formula="of:=INT(0.99 + ([.B15]/4))" office:value-type="float" office:value="1" calcext:value-type="float">
            <text:p>1</text:p>
          </table:table-cell>
          <table:table-cell table:formula="of:=MOD(1 + ((ROW()-ROW([.$D$3])) * 4); 32)" office:value-type="float" office:value="17" calcext:value-type="float">
            <text:p>17</text:p>
          </table:table-cell>
          <table:table-cell table:formula="of:=INT(0.99 + ([.D15]/4))" office:value-type="float" office:value="5" calcext:value-type="float">
            <text:p>5</text:p>
          </table:table-cell>
          <table:table-cell table:formula="of:=MOD(1 + ((ROW()-ROW([.$D$3])) * 6); 32)" office:value-type="float" office:value="9" calcext:value-type="float">
            <text:p>9</text:p>
          </table:table-cell>
          <table:table-cell table:formula="of:=INT(0.99 + ([.F15]/4))" office:value-type="float" office:value="3" calcext:value-type="float">
            <text:p>3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OD((ROW()-ROW([.$B$3]))*3; 32)" office:value-type="float" office:value="7" calcext:value-type="float">
            <text:p>7</text:p>
          </table:table-cell>
          <table:table-cell table:formula="of:=INT(0.99 + ([.B16]/4))" office:value-type="float" office:value="2" calcext:value-type="float">
            <text:p>2</text:p>
          </table:table-cell>
          <table:table-cell table:formula="of:=MOD(1 + ((ROW()-ROW([.$D$3])) * 4); 32)" office:value-type="float" office:value="21" calcext:value-type="float">
            <text:p>21</text:p>
          </table:table-cell>
          <table:table-cell table:formula="of:=INT(0.99 + ([.D16]/4))" office:value-type="float" office:value="6" calcext:value-type="float">
            <text:p>6</text:p>
          </table:table-cell>
          <table:table-cell table:formula="of:=MOD(1 + ((ROW()-ROW([.$D$3])) * 6); 32)" office:value-type="float" office:value="15" calcext:value-type="float">
            <text:p>15</text:p>
          </table:table-cell>
          <table:table-cell table:formula="of:=INT(0.99 + ([.F16]/4))" office:value-type="float" office:value="4" calcext:value-type="float">
            <text:p>4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MOD((ROW()-ROW([.$B$3]))*3; 32)" office:value-type="float" office:value="10" calcext:value-type="float">
            <text:p>10</text:p>
          </table:table-cell>
          <table:table-cell table:formula="of:=INT(0.99 + ([.B17]/4))" office:value-type="float" office:value="3" calcext:value-type="float">
            <text:p>3</text:p>
          </table:table-cell>
          <table:table-cell table:formula="of:=MOD(1 + ((ROW()-ROW([.$D$3])) * 4); 32)" office:value-type="float" office:value="25" calcext:value-type="float">
            <text:p>25</text:p>
          </table:table-cell>
          <table:table-cell table:formula="of:=INT(0.99 + ([.D17]/4))" office:value-type="float" office:value="7" calcext:value-type="float">
            <text:p>7</text:p>
          </table:table-cell>
          <table:table-cell table:formula="of:=MOD(1 + ((ROW()-ROW([.$D$3])) * 6); 32)" office:value-type="float" office:value="21" calcext:value-type="float">
            <text:p>21</text:p>
          </table:table-cell>
          <table:table-cell table:formula="of:=INT(0.99 + ([.F17]/4))" office:value-type="float" office:value="6" calcext:value-type="float">
            <text:p>6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OD((ROW()-ROW([.$B$3]))*3; 32)" office:value-type="float" office:value="13" calcext:value-type="float">
            <text:p>13</text:p>
          </table:table-cell>
          <table:table-cell table:formula="of:=INT(0.99 + ([.B18]/4))" office:value-type="float" office:value="4" calcext:value-type="float">
            <text:p>4</text:p>
          </table:table-cell>
          <table:table-cell table:formula="of:=MOD(1 + ((ROW()-ROW([.$D$3])) * 4); 32)" office:value-type="float" office:value="29" calcext:value-type="float">
            <text:p>29</text:p>
          </table:table-cell>
          <table:table-cell table:formula="of:=INT(0.99 + ([.D18]/4))" office:value-type="float" office:value="8" calcext:value-type="float">
            <text:p>8</text:p>
          </table:table-cell>
          <table:table-cell table:formula="of:=MOD(1 + ((ROW()-ROW([.$D$3])) * 6); 32)" office:value-type="float" office:value="27" calcext:value-type="float">
            <text:p>27</text:p>
          </table:table-cell>
          <table:table-cell table:formula="of:=INT(0.99 + ([.F18]/4))" office:value-type="float" office:value="7" calcext:value-type="float">
            <text:p>7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MOD((ROW()-ROW([.$B$3]))*3; 32)" office:value-type="float" office:value="16" calcext:value-type="float">
            <text:p>16</text:p>
          </table:table-cell>
          <table:table-cell table:formula="of:=INT(0.99 + ([.B19]/4))" office:value-type="float" office:value="4" calcext:value-type="float">
            <text:p>4</text:p>
          </table:table-cell>
          <table:table-cell table:formula="of:=MOD(1 + ((ROW()-ROW([.$D$3])) * 4); 32)" office:value-type="float" office:value="1" calcext:value-type="float">
            <text:p>1</text:p>
          </table:table-cell>
          <table:table-cell table:formula="of:=INT(0.99 + ([.D19]/4))" office:value-type="float" office:value="1" calcext:value-type="float">
            <text:p>1</text:p>
          </table:table-cell>
          <table:table-cell table:formula="of:=MOD(1 + ((ROW()-ROW([.$D$3])) * 6); 32)" office:value-type="float" office:value="1" calcext:value-type="float">
            <text:p>1</text:p>
          </table:table-cell>
          <table:table-cell table:formula="of:=INT(0.99 + ([.F19]/4))" office:value-type="float" office:value="1" calcext:value-type="float">
            <text:p>1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MOD((ROW()-ROW([.$B$3]))*3; 32)" office:value-type="float" office:value="19" calcext:value-type="float">
            <text:p>19</text:p>
          </table:table-cell>
          <table:table-cell table:formula="of:=INT(0.99 + ([.B20]/4))" office:value-type="float" office:value="5" calcext:value-type="float">
            <text:p>5</text:p>
          </table:table-cell>
          <table:table-cell table:formula="of:=MOD(1 + ((ROW()-ROW([.$D$3])) * 4); 32)" office:value-type="float" office:value="5" calcext:value-type="float">
            <text:p>5</text:p>
          </table:table-cell>
          <table:table-cell table:formula="of:=INT(0.99 + ([.D20]/4))" office:value-type="float" office:value="2" calcext:value-type="float">
            <text:p>2</text:p>
          </table:table-cell>
          <table:table-cell table:formula="of:=MOD(1 + ((ROW()-ROW([.$D$3])) * 6); 32)" office:value-type="float" office:value="7" calcext:value-type="float">
            <text:p>7</text:p>
          </table:table-cell>
          <table:table-cell table:formula="of:=INT(0.99 + ([.F20]/4))" office:value-type="float" office:value="2" calcext:value-type="float">
            <text:p>2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OD((ROW()-ROW([.$B$3]))*3; 32)" office:value-type="float" office:value="22" calcext:value-type="float">
            <text:p>22</text:p>
          </table:table-cell>
          <table:table-cell table:formula="of:=INT(0.99 + ([.B21]/4))" office:value-type="float" office:value="6" calcext:value-type="float">
            <text:p>6</text:p>
          </table:table-cell>
          <table:table-cell table:formula="of:=MOD(1 + ((ROW()-ROW([.$D$3])) * 4); 32)" office:value-type="float" office:value="9" calcext:value-type="float">
            <text:p>9</text:p>
          </table:table-cell>
          <table:table-cell table:formula="of:=INT(0.99 + ([.D21]/4))" office:value-type="float" office:value="3" calcext:value-type="float">
            <text:p>3</text:p>
          </table:table-cell>
          <table:table-cell table:formula="of:=MOD(1 + ((ROW()-ROW([.$D$3])) * 6); 32)" office:value-type="float" office:value="13" calcext:value-type="float">
            <text:p>13</text:p>
          </table:table-cell>
          <table:table-cell table:formula="of:=INT(0.99 + ([.F21]/4))" office:value-type="float" office:value="4" calcext:value-type="float">
            <text:p>4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OD((ROW()-ROW([.$B$3]))*3; 32)" office:value-type="float" office:value="25" calcext:value-type="float">
            <text:p>25</text:p>
          </table:table-cell>
          <table:table-cell table:formula="of:=INT(0.99 + ([.B22]/4))" office:value-type="float" office:value="7" calcext:value-type="float">
            <text:p>7</text:p>
          </table:table-cell>
          <table:table-cell table:formula="of:=MOD(1 + ((ROW()-ROW([.$D$3])) * 4); 32)" office:value-type="float" office:value="13" calcext:value-type="float">
            <text:p>13</text:p>
          </table:table-cell>
          <table:table-cell table:formula="of:=INT(0.99 + ([.D22]/4))" office:value-type="float" office:value="4" calcext:value-type="float">
            <text:p>4</text:p>
          </table:table-cell>
          <table:table-cell table:formula="of:=MOD(1 + ((ROW()-ROW([.$D$3])) * 6); 32)" office:value-type="float" office:value="19" calcext:value-type="float">
            <text:p>19</text:p>
          </table:table-cell>
          <table:table-cell table:formula="of:=INT(0.99 + ([.F22]/4))" office:value-type="float" office:value="5" calcext:value-type="float">
            <text:p>5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MOD((ROW()-ROW([.$B$3]))*3; 32)" office:value-type="float" office:value="28" calcext:value-type="float">
            <text:p>28</text:p>
          </table:table-cell>
          <table:table-cell table:formula="of:=INT(0.99 + ([.B23]/4))" office:value-type="float" office:value="7" calcext:value-type="float">
            <text:p>7</text:p>
          </table:table-cell>
          <table:table-cell table:formula="of:=MOD(1 + ((ROW()-ROW([.$D$3])) * 4); 32)" office:value-type="float" office:value="17" calcext:value-type="float">
            <text:p>17</text:p>
          </table:table-cell>
          <table:table-cell table:formula="of:=INT(0.99 + ([.D23]/4))" office:value-type="float" office:value="5" calcext:value-type="float">
            <text:p>5</text:p>
          </table:table-cell>
          <table:table-cell table:formula="of:=MOD(1 + ((ROW()-ROW([.$D$3])) * 6); 32)" office:value-type="float" office:value="25" calcext:value-type="float">
            <text:p>25</text:p>
          </table:table-cell>
          <table:table-cell table:formula="of:=INT(0.99 + ([.F23]/4))" office:value-type="float" office:value="7" calcext:value-type="float">
            <text:p>7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MOD((ROW()-ROW([.$B$3]))*3; 32)" office:value-type="float" office:value="31" calcext:value-type="float">
            <text:p>31</text:p>
          </table:table-cell>
          <table:table-cell table:formula="of:=INT(0.99 + ([.B24]/4))" office:value-type="float" office:value="8" calcext:value-type="float">
            <text:p>8</text:p>
          </table:table-cell>
          <table:table-cell table:formula="of:=MOD(1 + ((ROW()-ROW([.$D$3])) * 4); 32)" office:value-type="float" office:value="21" calcext:value-type="float">
            <text:p>21</text:p>
          </table:table-cell>
          <table:table-cell table:formula="of:=INT(0.99 + ([.D24]/4))" office:value-type="float" office:value="6" calcext:value-type="float">
            <text:p>6</text:p>
          </table:table-cell>
          <table:table-cell table:formula="of:=MOD(1 + ((ROW()-ROW([.$D$3])) * 6); 32)" office:value-type="float" office:value="31" calcext:value-type="float">
            <text:p>31</text:p>
          </table:table-cell>
          <table:table-cell table:formula="of:=INT(0.99 + ([.F24]/4))" office:value-type="float" office:value="8" calcext:value-type="float">
            <text:p>8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MOD((ROW()-ROW([.$B$3]))*3; 32)" office:value-type="float" office:value="2" calcext:value-type="float">
            <text:p>2</text:p>
          </table:table-cell>
          <table:table-cell table:formula="of:=INT(0.99 + ([.B25]/4))" office:value-type="float" office:value="1" calcext:value-type="float">
            <text:p>1</text:p>
          </table:table-cell>
          <table:table-cell table:formula="of:=MOD(1 + ((ROW()-ROW([.$D$3])) * 4); 32)" office:value-type="float" office:value="25" calcext:value-type="float">
            <text:p>25</text:p>
          </table:table-cell>
          <table:table-cell table:formula="of:=INT(0.99 + ([.D25]/4))" office:value-type="float" office:value="7" calcext:value-type="float">
            <text:p>7</text:p>
          </table:table-cell>
          <table:table-cell table:formula="of:=MOD(1 + ((ROW()-ROW([.$D$3])) * 6); 32)" office:value-type="float" office:value="5" calcext:value-type="float">
            <text:p>5</text:p>
          </table:table-cell>
          <table:table-cell table:formula="of:=INT(0.99 + ([.F25]/4))" office:value-type="float" office:value="2" calcext:value-type="float">
            <text:p>2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OD((ROW()-ROW([.$B$3]))*3; 32)" office:value-type="float" office:value="5" calcext:value-type="float">
            <text:p>5</text:p>
          </table:table-cell>
          <table:table-cell table:formula="of:=INT(0.99 + ([.B26]/4))" office:value-type="float" office:value="2" calcext:value-type="float">
            <text:p>2</text:p>
          </table:table-cell>
          <table:table-cell table:formula="of:=MOD(1 + ((ROW()-ROW([.$D$3])) * 4); 32)" office:value-type="float" office:value="29" calcext:value-type="float">
            <text:p>29</text:p>
          </table:table-cell>
          <table:table-cell table:formula="of:=INT(0.99 + ([.D26]/4))" office:value-type="float" office:value="8" calcext:value-type="float">
            <text:p>8</text:p>
          </table:table-cell>
          <table:table-cell table:formula="of:=MOD(1 + ((ROW()-ROW([.$D$3])) * 6); 32)" office:value-type="float" office:value="11" calcext:value-type="float">
            <text:p>11</text:p>
          </table:table-cell>
          <table:table-cell table:formula="of:=INT(0.99 + ([.F26]/4))" office:value-type="float" office:value="3" calcext:value-type="float">
            <text:p>3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MOD((ROW()-ROW([.$B$3]))*3; 32)" office:value-type="float" office:value="8" calcext:value-type="float">
            <text:p>8</text:p>
          </table:table-cell>
          <table:table-cell table:formula="of:=INT(0.99 + ([.B27]/4))" office:value-type="float" office:value="2" calcext:value-type="float">
            <text:p>2</text:p>
          </table:table-cell>
          <table:table-cell table:formula="of:=MOD(1 + ((ROW()-ROW([.$D$3])) * 4); 32)" office:value-type="float" office:value="1" calcext:value-type="float">
            <text:p>1</text:p>
          </table:table-cell>
          <table:table-cell table:formula="of:=INT(0.99 + ([.D27]/4))" office:value-type="float" office:value="1" calcext:value-type="float">
            <text:p>1</text:p>
          </table:table-cell>
          <table:table-cell table:formula="of:=MOD(1 + ((ROW()-ROW([.$D$3])) * 6); 32)" office:value-type="float" office:value="17" calcext:value-type="float">
            <text:p>17</text:p>
          </table:table-cell>
          <table:table-cell table:formula="of:=INT(0.99 + ([.F27]/4))" office:value-type="float" office:value="5" calcext:value-type="float">
            <text:p>5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MOD((ROW()-ROW([.$B$3]))*3; 32)" office:value-type="float" office:value="11" calcext:value-type="float">
            <text:p>11</text:p>
          </table:table-cell>
          <table:table-cell table:formula="of:=INT(0.99 + ([.B28]/4))" office:value-type="float" office:value="3" calcext:value-type="float">
            <text:p>3</text:p>
          </table:table-cell>
          <table:table-cell table:formula="of:=MOD(1 + ((ROW()-ROW([.$D$3])) * 4); 32)" office:value-type="float" office:value="5" calcext:value-type="float">
            <text:p>5</text:p>
          </table:table-cell>
          <table:table-cell table:formula="of:=INT(0.99 + ([.D28]/4))" office:value-type="float" office:value="2" calcext:value-type="float">
            <text:p>2</text:p>
          </table:table-cell>
          <table:table-cell table:formula="of:=MOD(1 + ((ROW()-ROW([.$D$3])) * 6); 32)" office:value-type="float" office:value="23" calcext:value-type="float">
            <text:p>23</text:p>
          </table:table-cell>
          <table:table-cell table:formula="of:=INT(0.99 + ([.F28]/4))" office:value-type="float" office:value="6" calcext:value-type="float">
            <text:p>6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MOD((ROW()-ROW([.$B$3]))*3; 32)" office:value-type="float" office:value="14" calcext:value-type="float">
            <text:p>14</text:p>
          </table:table-cell>
          <table:table-cell table:formula="of:=INT(0.99 + ([.B29]/4))" office:value-type="float" office:value="4" calcext:value-type="float">
            <text:p>4</text:p>
          </table:table-cell>
          <table:table-cell table:formula="of:=MOD(1 + ((ROW()-ROW([.$D$3])) * 4); 32)" office:value-type="float" office:value="9" calcext:value-type="float">
            <text:p>9</text:p>
          </table:table-cell>
          <table:table-cell table:formula="of:=INT(0.99 + ([.D29]/4))" office:value-type="float" office:value="3" calcext:value-type="float">
            <text:p>3</text:p>
          </table:table-cell>
          <table:table-cell table:formula="of:=MOD(1 + ((ROW()-ROW([.$D$3])) * 6); 32)" office:value-type="float" office:value="29" calcext:value-type="float">
            <text:p>29</text:p>
          </table:table-cell>
          <table:table-cell table:formula="of:=INT(0.99 + ([.F29]/4))" office:value-type="float" office:value="8" calcext:value-type="float">
            <text:p>8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OD((ROW()-ROW([.$B$3]))*3; 32)" office:value-type="float" office:value="17" calcext:value-type="float">
            <text:p>17</text:p>
          </table:table-cell>
          <table:table-cell table:formula="of:=INT(0.99 + ([.B30]/4))" office:value-type="float" office:value="5" calcext:value-type="float">
            <text:p>5</text:p>
          </table:table-cell>
          <table:table-cell table:formula="of:=MOD(1 + ((ROW()-ROW([.$D$3])) * 4); 32)" office:value-type="float" office:value="13" calcext:value-type="float">
            <text:p>13</text:p>
          </table:table-cell>
          <table:table-cell table:formula="of:=INT(0.99 + ([.D30]/4))" office:value-type="float" office:value="4" calcext:value-type="float">
            <text:p>4</text:p>
          </table:table-cell>
          <table:table-cell table:formula="of:=MOD(1 + ((ROW()-ROW([.$D$3])) * 6); 32)" office:value-type="float" office:value="3" calcext:value-type="float">
            <text:p>3</text:p>
          </table:table-cell>
          <table:table-cell table:formula="of:=INT(0.99 + ([.F30]/4))" office:value-type="float" office:value="1" calcext:value-type="float">
            <text:p>1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MOD((ROW()-ROW([.$B$3]))*3; 32)" office:value-type="float" office:value="20" calcext:value-type="float">
            <text:p>20</text:p>
          </table:table-cell>
          <table:table-cell table:formula="of:=INT(0.99 + ([.B31]/4))" office:value-type="float" office:value="5" calcext:value-type="float">
            <text:p>5</text:p>
          </table:table-cell>
          <table:table-cell table:formula="of:=MOD(1 + ((ROW()-ROW([.$D$3])) * 4); 32)" office:value-type="float" office:value="17" calcext:value-type="float">
            <text:p>17</text:p>
          </table:table-cell>
          <table:table-cell table:formula="of:=INT(0.99 + ([.D31]/4))" office:value-type="float" office:value="5" calcext:value-type="float">
            <text:p>5</text:p>
          </table:table-cell>
          <table:table-cell table:formula="of:=MOD(1 + ((ROW()-ROW([.$D$3])) * 6); 32)" office:value-type="float" office:value="9" calcext:value-type="float">
            <text:p>9</text:p>
          </table:table-cell>
          <table:table-cell table:formula="of:=INT(0.99 + ([.F31]/4))" office:value-type="float" office:value="3" calcext:value-type="float">
            <text:p>3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OD((ROW()-ROW([.$B$3]))*3; 32)" office:value-type="float" office:value="23" calcext:value-type="float">
            <text:p>23</text:p>
          </table:table-cell>
          <table:table-cell table:formula="of:=INT(0.99 + ([.B32]/4))" office:value-type="float" office:value="6" calcext:value-type="float">
            <text:p>6</text:p>
          </table:table-cell>
          <table:table-cell table:formula="of:=MOD(1 + ((ROW()-ROW([.$D$3])) * 4); 32)" office:value-type="float" office:value="21" calcext:value-type="float">
            <text:p>21</text:p>
          </table:table-cell>
          <table:table-cell table:formula="of:=INT(0.99 + ([.D32]/4))" office:value-type="float" office:value="6" calcext:value-type="float">
            <text:p>6</text:p>
          </table:table-cell>
          <table:table-cell table:formula="of:=MOD(1 + ((ROW()-ROW([.$D$3])) * 6); 32)" office:value-type="float" office:value="15" calcext:value-type="float">
            <text:p>15</text:p>
          </table:table-cell>
          <table:table-cell table:formula="of:=INT(0.99 + ([.F32]/4))" office:value-type="float" office:value="4" calcext:value-type="float">
            <text:p>4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MOD((ROW()-ROW([.$B$3]))*3; 32)" office:value-type="float" office:value="26" calcext:value-type="float">
            <text:p>26</text:p>
          </table:table-cell>
          <table:table-cell table:formula="of:=INT(0.99 + ([.B33]/4))" office:value-type="float" office:value="7" calcext:value-type="float">
            <text:p>7</text:p>
          </table:table-cell>
          <table:table-cell table:formula="of:=MOD(1 + ((ROW()-ROW([.$D$3])) * 4); 32)" office:value-type="float" office:value="25" calcext:value-type="float">
            <text:p>25</text:p>
          </table:table-cell>
          <table:table-cell table:formula="of:=INT(0.99 + ([.D33]/4))" office:value-type="float" office:value="7" calcext:value-type="float">
            <text:p>7</text:p>
          </table:table-cell>
          <table:table-cell table:formula="of:=MOD(1 + ((ROW()-ROW([.$D$3])) * 6); 32)" office:value-type="float" office:value="21" calcext:value-type="float">
            <text:p>21</text:p>
          </table:table-cell>
          <table:table-cell table:formula="of:=INT(0.99 + ([.F33]/4))" office:value-type="float" office:value="6" calcext:value-type="float">
            <text:p>6</text:p>
          </table:table-cell>
          <table:table-cell/>
          <table:covered-table-cell/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OD((ROW()-ROW([.$B$3]))*3; 32)" office:value-type="float" office:value="29" calcext:value-type="float">
            <text:p>29</text:p>
          </table:table-cell>
          <table:table-cell table:formula="of:=INT(0.99 + ([.B34]/4))" office:value-type="float" office:value="8" calcext:value-type="float">
            <text:p>8</text:p>
          </table:table-cell>
          <table:table-cell table:formula="of:=MOD(1 + ((ROW()-ROW([.$D$3])) * 4); 32)" office:value-type="float" office:value="29" calcext:value-type="float">
            <text:p>29</text:p>
          </table:table-cell>
          <table:table-cell table:formula="of:=INT(0.99 + ([.D34]/4))" office:value-type="float" office:value="8" calcext:value-type="float">
            <text:p>8</text:p>
          </table:table-cell>
          <table:table-cell table:formula="of:=MOD(1 + ((ROW()-ROW([.$D$3])) * 6); 32)" office:value-type="float" office:value="27" calcext:value-type="float">
            <text:p>27</text:p>
          </table:table-cell>
          <table:table-cell table:formula="of:=INT(0.99 + ([.F34]/4))" office:value-type="float" office:value="7" calcext:value-type="float">
            <text:p>7</text:p>
          </table:table-cell>
          <table:table-cell/>
          <table:covered-table-cell/>
          <table:table-cell table:number-columns-repeated="1015"/>
        </table:table-row>
        <table:table-row table:style-name="ro1">
          <table:table-cell table:number-columns-repeated="8"/>
          <table:covered-table-cell/>
          <table:table-cell table:number-columns-repeated="1015"/>
        </table:table-row>
        <table:table-row table:style-name="ro3">
          <table:table-cell table:style-name="Heading_20_2" office:value-type="string" calcext:value-type="string">
            <text:p>Per tic:</text:p>
          </table:table-cell>
          <table:table-cell table:style-name="Heading_20_2"/>
          <table:table-cell table:style-name="Heading_20_2" office:value-type="string" calcext:value-type="string">
            <office:annotation draw:style-name="gr2" draw:text-style-name="P3" svg:width="82.18pt" svg:height="28.09pt" svg:x="234.6pt" svg:y="416.92pt" draw:caption-point-x="-17.29pt" draw:caption-point-y="42.8pt">
              <dc:date>2018-06-04T00:00:00</dc:date>
              <text:p text:style-name="P2"><text:span text:style-name="T1">Degrees of rotation per tic.</text:span></text:p>
            </office:annotation>
            <text:p>Rot</text:p>
          </table:table-cell>
          <table:table-cell table:style-name="Heading_20_2"/>
          <table:table-cell table:style-name="Heading_20_2" office:value-type="string" calcext:value-type="string">
            <text:p>Rot</text:p>
          </table:table-cell>
          <table:table-cell table:style-name="Heading_20_2"/>
          <table:table-cell table:style-name="Heading_20_2" office:value-type="string" calcext:value-type="string">
            <text:p>Rot</text:p>
          </table:table-cell>
          <table:table-cell table:style-name="Heading_20_2"/>
          <table:covered-table-cell table:style-name="Heading_20_2"/>
          <table:table-cell table:style-name="Heading_20_2" table:number-columns-repeated="1012"/>
          <table:table-cell table:number-columns-repeated="3"/>
        </table:table-row>
        <table:table-row table:style-name="ro1">
          <table:table-cell table:number-columns-repeated="2"/>
          <table:table-cell table:formula="of:=360/AVERAGE(ROW([.C13])-ROW([.C3]); ROW([.C24])-ROW([.C14]); ROW([.C34])-ROW([.C25]))" office:value-type="float" office:value="37.2413793103448" calcext:value-type="float">
            <text:p>37.2413793103448</text:p>
          </table:table-cell>
          <table:table-cell/>
          <table:table-cell table:formula="of:=360/AVERAGE(ROW([.E10])-ROW([.E3]); ROW([.E18])-ROW([.E11]); ROW([.E26])-ROW([.E19]); ROW([.E34])-ROW([.E27]))" office:value-type="float" office:value="51.4285714285714" calcext:value-type="float">
            <text:p>51.4285714285714</text:p>
          </table:table-cell>
          <table:table-cell/>
          <table:table-cell table:formula="of:=360/AVERAGE(ROW([.G8])-ROW([.G3]); ROW([.G13])-ROW([.G9]); ROW([.G18])-ROW([.G14]); ROW([.G24])-ROW([.G19]))" office:value-type="float" office:value="80" calcext:value-type="float">
            <text:p>80</text:p>
          </table:table-cell>
          <table:table-cell/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Heading_20_1" office:value-type="string" calcext:value-type="string" table:number-columns-spanned="3" table:number-rows-spanned="1">
            <text:p>New Values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style-name="Heading_20_2" office:value-type="string" calcext:value-type="string">
            <text:p>Weapon</text:p>
            <text:p>Level</text:p>
          </table:table-cell>
          <table:table-cell table:style-name="Heading_20_2" office:value-type="string" calcext:value-type="string">
            <text:p>Spin Rate</text:p>
          </table:table-cell>
          <table:table-cell table:style-name="Heading_20_2" office:value-type="string" calcext:value-type="string">
            <text:p>Blur</text:p>
            <text:p>Level</text:p>
          </table:table-cell>
          <table:table-cell/>
          <table:table-cell table:style-name="Heading_20_2" table:number-columns-repeated="1017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C$37]+(([.$G$37]-[.$C$37])*([.A41]/[.$A$57]))" office:value-type="float" office:value="37.2413793103448" calcext:value-type="float">
            <text:p>37.2413793103448</text:p>
          </table:table-cell>
          <table:table-cell table:formula="of:=COM.MICROSOFT.IFS([.B41]&gt;75;3;[.B41]&gt;55;2;1;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C$37]+(([.$G$37]-[.$C$37])*([.A42]/[.$A$57]))" office:value-type="float" office:value="39.9137931034483" calcext:value-type="float">
            <text:p>39.9137931034483</text:p>
          </table:table-cell>
          <table:table-cell table:formula="of:=COM.MICROSOFT.IFS([.B42]&gt;75;3;[.B42]&gt;55;2;1;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C$37]+(([.$G$37]-[.$C$37])*([.A43]/[.$A$57]))" office:value-type="float" office:value="42.5862068965517" calcext:value-type="float">
            <text:p>42.5862068965517</text:p>
          </table:table-cell>
          <table:table-cell table:formula="of:=COM.MICROSOFT.IFS([.B43]&gt;75;3;[.B43]&gt;55;2;1;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C$37]+(([.$G$37]-[.$C$37])*([.A44]/[.$A$57]))" office:value-type="float" office:value="45.2586206896552" calcext:value-type="float">
            <text:p>45.2586206896552</text:p>
          </table:table-cell>
          <table:table-cell table:formula="of:=COM.MICROSOFT.IFS([.B44]&gt;75;3;[.B44]&gt;55;2;1;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C$37]+(([.$G$37]-[.$C$37])*([.A45]/[.$A$57]))" office:value-type="float" office:value="47.9310344827586" calcext:value-type="float">
            <text:p>47.9310344827586</text:p>
          </table:table-cell>
          <table:table-cell table:formula="of:=COM.MICROSOFT.IFS([.B45]&gt;75;3;[.B45]&gt;55;2;1;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C$37]+(([.$G$37]-[.$C$37])*([.A46]/[.$A$57]))" office:value-type="float" office:value="50.6034482758621" calcext:value-type="float">
            <text:p>50.6034482758621</text:p>
          </table:table-cell>
          <table:table-cell table:formula="of:=COM.MICROSOFT.IFS([.B46]&gt;75;3;[.B46]&gt;55;2;1;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C$37]+(([.$G$37]-[.$C$37])*([.A47]/[.$A$57]))" office:value-type="float" office:value="53.2758620689655" calcext:value-type="float">
            <text:p>53.2758620689655</text:p>
          </table:table-cell>
          <table:table-cell table:formula="of:=COM.MICROSOFT.IFS([.B47]&gt;75;3;[.B47]&gt;55;2;1;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C$37]+(([.$G$37]-[.$C$37])*([.A48]/[.$A$57]))" office:value-type="float" office:value="55.948275862069" calcext:value-type="float">
            <text:p>55.948275862069</text:p>
          </table:table-cell>
          <table:table-cell table:formula="of:=COM.MICROSOFT.IFS([.B48]&gt;75;3;[.B48]&gt;55;2;1;1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C$37]+(([.$G$37]-[.$C$37])*([.A49]/[.$A$57]))" office:value-type="float" office:value="58.6206896551724" calcext:value-type="float">
            <text:p>58.6206896551724</text:p>
          </table:table-cell>
          <table:table-cell table:formula="of:=COM.MICROSOFT.IFS([.B49]&gt;75;3;[.B49]&gt;55;2;1;1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C$37]+(([.$G$37]-[.$C$37])*([.A50]/[.$A$57]))" office:value-type="float" office:value="61.2931034482759" calcext:value-type="float">
            <text:p>61.2931034482759</text:p>
          </table:table-cell>
          <table:table-cell table:formula="of:=COM.MICROSOFT.IFS([.B50]&gt;75;3;[.B50]&gt;55;2;1;1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C$37]+(([.$G$37]-[.$C$37])*([.A51]/[.$A$57]))" office:value-type="float" office:value="63.9655172413793" calcext:value-type="float">
            <text:p>63.9655172413793</text:p>
          </table:table-cell>
          <table:table-cell table:formula="of:=COM.MICROSOFT.IFS([.B51]&gt;75;3;[.B51]&gt;55;2;1;1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C$37]+(([.$G$37]-[.$C$37])*([.A52]/[.$A$57]))" office:value-type="float" office:value="66.6379310344828" calcext:value-type="float">
            <text:p>66.6379310344828</text:p>
          </table:table-cell>
          <table:table-cell table:formula="of:=COM.MICROSOFT.IFS([.B52]&gt;75;3;[.B52]&gt;55;2;1;1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C$37]+(([.$G$37]-[.$C$37])*([.A53]/[.$A$57]))" office:value-type="float" office:value="69.3103448275862" calcext:value-type="float">
            <text:p>69.3103448275862</text:p>
          </table:table-cell>
          <table:table-cell table:formula="of:=COM.MICROSOFT.IFS([.B53]&gt;75;3;[.B53]&gt;55;2;1;1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C$37]+(([.$G$37]-[.$C$37])*([.A54]/[.$A$57]))" office:value-type="float" office:value="71.9827586206897" calcext:value-type="float">
            <text:p>71.9827586206897</text:p>
          </table:table-cell>
          <table:table-cell table:formula="of:=COM.MICROSOFT.IFS([.B54]&gt;75;3;[.B54]&gt;55;2;1;1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C$37]+(([.$G$37]-[.$C$37])*([.A55]/[.$A$57]))" office:value-type="float" office:value="74.6551724137931" calcext:value-type="float">
            <text:p>74.6551724137931</text:p>
          </table:table-cell>
          <table:table-cell table:formula="of:=COM.MICROSOFT.IFS([.B55]&gt;75;3;[.B55]&gt;55;2;1;1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C$37]+(([.$G$37]-[.$C$37])*([.A56]/[.$A$57]))" office:value-type="float" office:value="77.3275862068966" calcext:value-type="float">
            <text:p>77.3275862068966</text:p>
          </table:table-cell>
          <table:table-cell table:formula="of:=COM.MICROSOFT.IFS([.B56]&gt;75;3;[.B56]&gt;55;2;1;1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C$37]+(([.$G$37]-[.$C$37])*([.A57]/[.$A$57]))" office:value-type="float" office:value="80" calcext:value-type="float">
            <text:p>80</text:p>
          </table:table-cell>
          <table:table-cell table:formula="of:=COM.MICROSOFT.IFS([.B57]&gt;75;3;[.B57]&gt;55;2;1;1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 lvl:</text:p>
          </table:table-cell>
          <table:table-cell table:formula="of:=[.B42]-[.B41]" office:value-type="float" office:value="2.67241379310344" calcext:value-type="float">
            <text:p>2.67241379310344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text-align-source="fix" style:repeat-content="false" style:vertical-align="middle" loext:vertical-justify="auto"/>
      <style:paragraph-properties fo:text-align="center" css3t:text-justify="auto"/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able-cell-properties style:text-align-source="fix" style:repeat-content="false" loext:vertical-justify="auto"/>
      <style:paragraph-properties fo:text-align="center" css3t:text-justify="auto"/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wrap-option="wrap" fo:border="0.74pt solid #808080" style:vertical-align="top" loext:vertical-justify="auto"/>
      <style:paragraph-properties css3t:text-justify="auto"/>
      <style:text-properties fo:color="#333333" fo:font-size="10pt" fo:font-style="normal" fo:font-weight="normal" fo:hyphenate="true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/00/0000</text:date>, <text:time style:data-style-name="N2" text:time-value="03:37:03.3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23:10:25.022000000</meta:creation-date>
    <dc:date>2018-05-25T00:30:35.245000000</dc:date>
    <meta:editing-duration>PT14M33S</meta:editing-duration>
    <meta:editing-cycles>4</meta:editing-cycles>
    <meta:generator>LibreOffice/5.4.3.2$Windows_X86_64 LibreOffice_project/92a7159f7e4af62137622921e809f8546db437e5</meta:generator>
    <meta:document-statistic meta:table-count="3" meta:cell-count="4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2.973cm" xlink:href=".." xlink:type="simple" chart:class="chart:line" chart:style-name="ch1">
        <chart:legend chart:legend-position="bottom" svg:x="3.693cm" svg:y="12.374cm" style:legend-expansion="wide" chart:style-name="ch2"/>
        <chart:plot-area chart:style-name="ch3" table:cell-range-address="'Twirl MP Costs'.E2:'Twirl MP Costs'.G19" chart:data-source-has-labels="row" svg:x="0.32cm" svg:y="0.259cm" svg:width="15.36cm" svg:height="11.672cm">
          <chartooo:coordinate-region svg:x="1.232cm" svg:y="0.458cm" svg:width="14.261cm" svg:height="10.8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wirl MP Costs'.E3:'Twirl MP Costs'.E19" chart:label-cell-address="'Twirl MP Costs'.E2:'Twirl MP Costs'.E2" chart:class="chart:line">
            <chart:data-point chart:repeated="17"/>
          </chart:series>
          <chart:series chart:style-name="ch7" chart:values-cell-range-address="'Twirl MP Costs'.F3:'Twirl MP Costs'.F19" chart:label-cell-address="'Twirl MP Costs'.F2:'Twirl MP Costs'.F2" chart:class="chart:line">
            <chart:data-point chart:repeated="17"/>
          </chart:series>
          <chart:series chart:style-name="ch8" chart:values-cell-range-address="'Twirl MP Costs'.G3:'Twirl MP Costs'.G19" chart:label-cell-address="'Twirl MP Costs'.G2:'Twirl MP Costs'.G2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. MP cost per tic</text:p>
                <draw:g>
                  <svg:desc>'Twirl MP Costs'.E2:'Twirl MP Costs'.E2</svg:desc>
                </draw:g>
              </table:table-cell>
              <table:table-cell office:value-type="string">
                <text:p>Linear</text:p>
                <draw:g>
                  <svg:desc>'Twirl MP Costs'.F2:'Twirl MP Costs'.F2</svg:desc>
                </draw:g>
              </table:table-cell>
              <table:table-cell office:value-type="string">
                <text:p>Curved</text:p>
                <draw:g>
                  <svg:desc>'Twirl MP Costs'.G2:'Twirl MP Costs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125786163522">
                <text:p>0.20125786163522</text:p>
                <draw:g>
                  <svg:desc>'Twirl MP Costs'.E3:'Twirl MP Costs'.E19</svg:desc>
                </draw:g>
              </table:table-cell>
              <table:table-cell office:value-type="float" office:value="0.20125786163522">
                <text:p>0.20125786163522</text:p>
                <draw:g>
                  <svg:desc>'Twirl MP Costs'.F3:'Twirl MP Costs'.F19</svg:desc>
                </draw:g>
              </table:table-cell>
              <table:table-cell office:value-type="float" office:value="0.20125786163522">
                <text:p>0.20125786163522</text:p>
                <draw:g>
                  <svg:desc>'Twirl MP Costs'.G3:'Twirl MP Costs'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125786163522">
                <text:p>0.20125786163522</text:p>
              </table:table-cell>
              <table:table-cell office:value-type="float" office:value="0.191528248132022">
                <text:p>0.191528248132022</text:p>
              </table:table-cell>
              <table:table-cell office:value-type="float" office:value="0.20064976079127">
                <text:p>0.20064976079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2857142857143">
                <text:p>0.182857142857143</text:p>
              </table:table-cell>
              <table:table-cell office:value-type="float" office:value="0.181798634628823">
                <text:p>0.181798634628823</text:p>
              </table:table-cell>
              <table:table-cell office:value-type="float" office:value="0.198825458259421">
                <text:p>0.198825458259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2857142857143">
                <text:p>0.182857142857143</text:p>
              </table:table-cell>
              <table:table-cell office:value-type="float" office:value="0.172069021125625">
                <text:p>0.172069021125625</text:p>
              </table:table-cell>
              <table:table-cell office:value-type="float" office:value="0.195784954039671">
                <text:p>0.1957849540396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7539267015707">
                <text:p>0.167539267015707</text:p>
              </table:table-cell>
              <table:table-cell office:value-type="float" office:value="0.162339407622426">
                <text:p>0.162339407622426</text:p>
              </table:table-cell>
              <table:table-cell office:value-type="float" office:value="0.191528248132022">
                <text:p>0.191528248132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7539267015707">
                <text:p>0.167539267015707</text:p>
              </table:table-cell>
              <table:table-cell office:value-type="float" office:value="0.152609794119228">
                <text:p>0.152609794119228</text:p>
              </table:table-cell>
              <table:table-cell office:value-type="float" office:value="0.186055340536473">
                <text:p>0.186055340536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5942028985507">
                <text:p>0.115942028985507</text:p>
              </table:table-cell>
              <table:table-cell office:value-type="float" office:value="0.14288018061603">
                <text:p>0.14288018061603</text:p>
              </table:table-cell>
              <table:table-cell office:value-type="float" office:value="0.179366231253024">
                <text:p>0.179366231253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762331838565">
                <text:p>0.10762331838565</text:p>
              </table:table-cell>
              <table:table-cell office:value-type="float" office:value="0.133150567112831">
                <text:p>0.133150567112831</text:p>
              </table:table-cell>
              <table:table-cell office:value-type="float" office:value="0.171460920281675">
                <text:p>0.1714609202816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762331838565">
                <text:p>0.10762331838565</text:p>
              </table:table-cell>
              <table:table-cell office:value-type="float" office:value="0.123420953609633">
                <text:p>0.123420953609633</text:p>
              </table:table-cell>
              <table:table-cell office:value-type="float" office:value="0.162339407622426">
                <text:p>0.162339407622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0418410041841">
                <text:p>0.100418410041841</text:p>
              </table:table-cell>
              <table:table-cell office:value-type="float" office:value="0.113691340106434">
                <text:p>0.113691340106434</text:p>
              </table:table-cell>
              <table:table-cell office:value-type="float" office:value="0.152001693275278">
                <text:p>0.1520016932752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41176470588235">
                <text:p>0.0941176470588235</text:p>
              </table:table-cell>
              <table:table-cell office:value-type="float" office:value="0.103961726603236">
                <text:p>0.103961726603236</text:p>
              </table:table-cell>
              <table:table-cell office:value-type="float" office:value="0.14044777724023">
                <text:p>0.140447777240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41176470588235">
                <text:p>0.0941176470588235</text:p>
              </table:table-cell>
              <table:table-cell office:value-type="float" office:value="0.0942321131000376">
                <text:p>0.0942321131000376</text:p>
              </table:table-cell>
              <table:table-cell office:value-type="float" office:value="0.127677659517282">
                <text:p>0.127677659517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85608856088561">
                <text:p>0.0885608856088561</text:p>
              </table:table-cell>
              <table:table-cell office:value-type="float" office:value="0.0845024995968392">
                <text:p>0.0845024995968392</text:p>
              </table:table-cell>
              <table:table-cell office:value-type="float" office:value="0.113691340106434">
                <text:p>0.113691340106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36236933797909">
                <text:p>0.0836236933797909</text:p>
              </table:table-cell>
              <table:table-cell office:value-type="float" office:value="0.0747728860936408">
                <text:p>0.0747728860936408</text:p>
              </table:table-cell>
              <table:table-cell office:value-type="float" office:value="0.0984888190076869">
                <text:p>0.0984888190076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92079207920792">
                <text:p>0.0792079207920792</text:p>
              </table:table-cell>
              <table:table-cell office:value-type="float" office:value="0.0650432725904424">
                <text:p>0.0650432725904424</text:p>
              </table:table-cell>
              <table:table-cell office:value-type="float" office:value="0.0820700962210396">
                <text:p>0.08207009622103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52351097178683">
                <text:p>0.0752351097178683</text:p>
              </table:table-cell>
              <table:table-cell office:value-type="float" office:value="0.055313659087244">
                <text:p>0.055313659087244</text:p>
              </table:table-cell>
              <table:table-cell office:value-type="float" office:value="0.0644351717464925">
                <text:p>0.0644351717464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55840455840456">
                <text:p>0.0455840455840456</text:p>
              </table:table-cell>
              <table:table-cell office:value-type="float" office:value="0.0455840455840456">
                <text:p>0.0455840455840456</text:p>
              </table:table-cell>
              <table:table-cell office:value-type="float" office:value="0.0455840455840456">
                <text:p>0.04558404558404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